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2.755cm"/>
    </style:style>
    <style:style style:name="pr2" style:family="presentation" style:parent-style-name="Default-outline1">
      <style:graphic-properties draw:fill-color="#ffffff" fo:min-height="11.62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00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299cm" svg:height="2.755cm" svg:x="1.35cm" svg:y="0.842cm" presentation:class="title" presentation:user-transformed="true">
          <draw:text-box>
            <text:p text:style-name="P1">TEST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4.299cm" svg:height="3.006cm" svg:x="1.35cm" svg:y="0.717cm" presentation:class="title">
          <draw:text-box>
            <text:p text:style-name="P1">TE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4.299cm" svg:height="2.755cm" svg:x="1.35cm" svg:y="0.842cm" presentation:class="title">
          <draw:text-box>
            <text:p text:style-name="P1">ASDasdADS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3.724cm" svg:x="2.794cm" svg:y="4.56cm"/>
      <draw:page-thumbnail draw:layer="backgroundobjects" svg:width="5.587cm" svg:height="3.724cm" svg:x="11.176cm" svg:y="4.56cm"/>
      <draw:page-thumbnail draw:layer="backgroundobjects" svg:width="5.587cm" svg:height="3.724cm" svg:x="19.558cm" svg:y="4.56cm"/>
      <draw:page-thumbnail draw:layer="backgroundobjects" svg:width="5.587cm" svg:height="3.724cm" svg:x="2.794cm" svg:y="13.304cm"/>
      <draw:page-thumbnail draw:layer="backgroundobjects" svg:width="5.587cm" svg:height="3.724cm" svg:x="11.176cm" svg:y="13.304cm"/>
      <draw:page-thumbnail draw:layer="backgroundobjects" svg:width="5.587cm" svg:height="3.724cm" svg:x="19.558cm" svg:y="13.304cm"/>
    </style:handout-master>
    <style:master-page style:name="Default" style:page-layout-name="PM1" draw:style-name="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1" draw:layer="backgroundobjects" svg:width="6.29cm" svg:height="1.241cm" svg:x="1.35cm" svg:y="16.398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558cm" svg:height="1.241cm" svg:x="9.234cm" svg:y="16.398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29cm" svg:height="1.241cm" svg:x="19.359cm" svg:y="16.398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13T01:05:50</meta:creation-date>
    <dc:date>2007-05-13T01:10:12</dc:date>
    <dc:language>en-US</dc:language>
    <meta:editing-cycles>3</meta:editing-cycles>
    <meta:editing-duration>PT4M47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